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1A929FF0C3ACEA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448ab" officeooo:paragraph-rsid="000448ab"/>
    </style:style>
    <style:style style:name="P2" style:family="paragraph" style:parent-style-name="Text_20_body">
      <style:paragraph-properties fo:text-align="start" style:justify-single-word="false"/>
      <style:text-properties officeooo:rsid="000448ab" officeooo:paragraph-rsid="000448ab"/>
    </style:style>
    <style:style style:name="P3" style:family="paragraph" style:parent-style-name="Standard">
      <style:paragraph-properties fo:text-align="center" style:justify-single-word="false"/>
      <style:text-properties officeooo:rsid="000448ab" officeooo:paragraph-rsid="000448ab"/>
    </style:style>
    <style:style style:name="P4" style:family="paragraph" style:parent-style-name="Standard">
      <style:paragraph-properties fo:text-align="start" style:justify-single-word="false"/>
      <style:text-properties fo:language="en" fo:country="US" officeooo:rsid="000448ab" officeooo:paragraph-rsid="0008c5bb"/>
    </style:style>
    <style:style style:name="P5" style:family="paragraph" style:parent-style-name="Standard">
      <style:paragraph-properties fo:text-align="start" style:justify-single-word="false"/>
      <style:text-properties officeooo:paragraph-rsid="000a12f2"/>
    </style:style>
    <style:style style:name="P6" style:family="paragraph" style:parent-style-name="Standard">
      <style:paragraph-properties fo:text-align="start" style:justify-single-word="false"/>
      <style:text-properties officeooo:paragraph-rsid="000fd0bb"/>
    </style:style>
    <style:style style:name="P7" style:family="paragraph" style:parent-style-name="Standard">
      <style:paragraph-properties fo:text-align="start" style:justify-single-word="false"/>
      <style:text-properties officeooo:paragraph-rsid="001456fb"/>
    </style:style>
    <style:style style:name="P8" style:family="paragraph" style:parent-style-name="Standard">
      <style:paragraph-properties fo:text-align="start" style:justify-single-word="false"/>
      <style:text-properties officeooo:rsid="000b1c35" officeooo:paragraph-rsid="000b1c35"/>
    </style:style>
    <style:style style:name="P9" style:family="paragraph" style:parent-style-name="Standard">
      <style:paragraph-properties fo:text-align="start" style:justify-single-word="false"/>
      <style:text-properties officeooo:rsid="000b1c35" officeooo:paragraph-rsid="0012e239"/>
    </style:style>
    <style:style style:name="P10" style:family="paragraph" style:parent-style-name="Standard">
      <style:paragraph-properties fo:text-align="start" style:justify-single-word="false"/>
      <style:text-properties officeooo:rsid="001026a5" officeooo:paragraph-rsid="001026a5"/>
    </style:style>
    <style:style style:name="P11" style:family="paragraph" style:parent-style-name="Standard">
      <style:paragraph-properties fo:text-align="start" style:justify-single-word="false"/>
      <style:text-properties officeooo:rsid="001026a5" officeooo:paragraph-rsid="0010b5ac"/>
    </style:style>
    <style:style style:name="P12" style:family="paragraph" style:parent-style-name="Standard">
      <style:text-properties officeooo:rsid="0010b5ac" officeooo:paragraph-rsid="0010b5ac"/>
    </style:style>
    <style:style style:name="P13" style:family="paragraph" style:parent-style-name="Standard">
      <style:paragraph-properties fo:text-align="start" style:justify-single-word="false"/>
      <style:text-properties officeooo:rsid="0010b5ac" officeooo:paragraph-rsid="0010b5ac"/>
    </style:style>
    <style:style style:name="P14" style:family="paragraph" style:parent-style-name="Standard">
      <style:paragraph-properties fo:text-align="start" style:justify-single-word="false"/>
      <style:text-properties officeooo:rsid="0012e239" officeooo:paragraph-rsid="0012e239"/>
    </style:style>
    <style:style style:name="P15" style:family="paragraph" style:parent-style-name="Standard">
      <style:paragraph-properties fo:text-align="start" style:justify-single-word="false"/>
      <style:text-properties officeooo:rsid="001456fb" officeooo:paragraph-rsid="001456fb"/>
    </style:style>
    <style:style style:name="P16" style:family="paragraph" style:parent-style-name="Standard">
      <style:paragraph-properties fo:text-align="start" style:justify-single-word="false"/>
      <style:text-properties officeooo:rsid="00162998" officeooo:paragraph-rsid="00162998"/>
    </style:style>
    <style:style style:name="P17" style:family="paragraph" style:parent-style-name="Standard">
      <style:paragraph-properties fo:text-align="start" style:justify-single-word="false"/>
      <style:text-properties officeooo:rsid="00165b66" officeooo:paragraph-rsid="00165b66"/>
    </style:style>
    <style:style style:name="P18" style:family="paragraph" style:parent-style-name="Standard">
      <style:paragraph-properties fo:text-align="start" style:justify-single-word="false"/>
      <style:text-properties officeooo:rsid="00165b66" officeooo:paragraph-rsid="00177a68"/>
    </style:style>
    <style:style style:name="T1" style:family="text">
      <style:text-properties officeooo:rsid="0008c5bb"/>
    </style:style>
    <style:style style:name="T2" style:family="text">
      <style:text-properties fo:language="en" fo:country="US"/>
    </style:style>
    <style:style style:name="T3" style:family="text">
      <style:text-properties fo:language="en" fo:country="US" officeooo:rsid="000448ab"/>
    </style:style>
    <style:style style:name="T4" style:family="text">
      <style:text-properties fo:language="en" fo:country="US" officeooo:rsid="00093d0c"/>
    </style:style>
    <style:style style:name="T5" style:family="text">
      <style:text-properties fo:language="en" fo:country="US" officeooo:rsid="0008c5bb"/>
    </style:style>
    <style:style style:name="T6" style:family="text">
      <style:text-properties fo:language="en" fo:country="US" officeooo:rsid="000e5e25"/>
    </style:style>
    <style:style style:name="T7" style:family="text">
      <style:text-properties fo:language="en" fo:country="US" officeooo:rsid="000fd0bb"/>
    </style:style>
    <style:style style:name="T8" style:family="text">
      <style:text-properties fo:language="en" fo:country="US" fo:font-style="italic" officeooo:rsid="000e5e25"/>
    </style:style>
    <style:style style:name="T9" style:family="text">
      <style:text-properties fo:language="en" fo:country="US" officeooo:rsid="0010b5ac"/>
    </style:style>
    <style:style style:name="T10" style:family="text">
      <style:text-properties fo:language="en" fo:country="US" fo:font-style="normal" style:font-style-asian="normal" style:font-style-complex="normal"/>
    </style:style>
    <style:style style:name="T11" style:family="text">
      <style:text-properties fo:language="en" fo:country="US" officeooo:rsid="001456fb"/>
    </style:style>
    <style:style style:name="T12" style:family="text">
      <style:text-properties fo:language="en" fo:country="US" officeooo:rsid="00162998"/>
    </style:style>
    <style:style style:name="T13" style:family="text">
      <style:text-properties fo:language="en" fo:country="US" officeooo:rsid="00163609"/>
    </style:style>
    <style:style style:name="T14" style:family="text">
      <style:text-properties fo:language="en" fo:country="US" officeooo:rsid="00177a68"/>
    </style:style>
    <style:style style:name="T15" style:family="text">
      <style:text-properties officeooo:rsid="000b1c35"/>
    </style:style>
    <style:style style:name="T16" style:family="text">
      <style:text-properties officeooo:rsid="000fd0bb"/>
    </style:style>
    <style:style style:name="T17"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ry Potter and <text:span text:style-name="T16">the </text:span>Markov chains.</text:p>
      <text:p text:style-name="P3"/>
      <text:p text:style-name="P3"/>
      <text:p text:style-name="P4"><text:bookmark text:name="result_box"/>There is a funny thing called <text:span text:style-name="T1">a</text:span> <text:a xlink:type="simple" xlink:href="https://en.wikipedia.org/wiki/Markov_chain" text:style-name="Internet_20_link" text:visited-style-name="Visited_20_Internet_20_Link"><text:span text:style-name="T17">Markov chain</text:span></text:a>. In smart words, this is a sequence of random events in which the probability of the occurrence of the next event depends only on a certain number of previous events. Markov chain<text:span text:style-name="T1">s</text:span> <text:span text:style-name="T1">do</text:span> a lot of <text:span text:style-name="T1">various</text:span> <text:span text:style-name="T1">jobs</text:span>, from predicting stock prices on the stock exchange <text:span text:style-name="T1">to</text:span> <text:s/>prediction of what word you are going to <text:span text:style-name="T1">type</text:span> <text:span text:style-name="T1">on a virtual keyboard of </text:span>in your smartphone. And <text:span text:style-name="T1">they work </text:span>also in the analysis of <text:span text:style-name="T1">DNA</text:span> chains, data compression, cartography. <text:span text:style-name="T1">They do </text:span>recogni<text:span text:style-name="T1">tion</text:span> and creating <text:span text:style-name="T1">of </text:span>voice messages, music and texts on the computer. </text:p>
      <text:p text:style-name="P5"><text:span text:style-name="T3">Markov chain </text:span><text:span text:style-name="T4">is a kind of Artificial Intelligence and </text:span>Machine Learning<text:span text:style-name="T4"> algorithm but its idea is </text:span><text:span text:style-name="T3">very simpl</text:span><text:span text:style-name="T5">e</text:span><text:span text:style-name="T3">.</text:span></text:p>
      <text:p text:style-name="P8"/>
      <text:p text:style-name="P6"><text:span text:style-name="T15">Lets take for example the text of a book. All words in the text going one by one . We may say that appearing of each next word <text:s/>in the text is an event. Each certain word appears in the text </text:span><text:span text:style-name="T3"><text:s/>with a certain probability, and this probability depends on the previous words. </text:span><text:span text:style-name="T6">For example in </text:span><text:span text:style-name="T7">a</text:span><text:span text:style-name="T6"> book </text:span><text:a xlink:type="simple" xlink:href="https://en.wikipedia.org/wiki/Harry_Potter_and_the_Philosopher%27s_Stone" text:style-name="Internet_20_link" text:visited-style-name="Visited_20_Internet_20_Link">Harry Potter and the Philosopher's Stone</text:a><text:span text:style-name="T8"> </text:span><text:span text:style-name="T3"><text:s/></text:span><text:span text:style-name="T6">probability of appearing of word </text:span><text:span text:style-name="T7">“</text:span><text:span text:style-name="T3">Potter” </text:span><text:span text:style-name="T6">after word “</text:span><text:span text:style-name="T3">Harry” </text:span><text:span text:style-name="T6">is much higher than any other word. We can analyze the text of the book and count how ofter each word appears after each one for all words in the book. Then we can write this data in a table and use this table to generate a new text </text:span><text:span text:style-name="T7">in style of the original book which was used for making the table. </text:span></text:p>
      <text:p text:style-name="P8"><text:span text:style-name="T3"/></text:p>
      <text:p text:style-name="P10"><text:span text:style-name="T3">F</text:span><text:span text:style-name="T2">or example if we do it for the text above we get a table like:</text:span></text:p>
      <text:p text:style-name="P10"><text:span text:style-name="T2"/></text:p>
      <text:p text:style-name="P10"><text:span text:style-name="T2"/></text:p>
      <table:table table:name="Table2" table:style-name="Table2">
        <table:table-column table:style-name="Table2.A" table:number-columns-repeated="3"/>
        <table:table-row>
          <table:table-cell table:style-name="Table2.A1" office:value-type="string">
            <text:p text:style-name="P11"><text:span text:style-name="T2">First word</text:span></text:p>
          </table:table-cell>
          <table:table-cell table:style-name="Table2.A1" office:value-type="string">
            <text:p text:style-name="P11"><text:span text:style-name="T9">Second</text:span><text:span text:style-name="T2"> word</text:span></text:p>
          </table:table-cell>
          <table:table-cell table:style-name="Table2.C1" office:value-type="string">
            <text:p text:style-name="P12">Number of repeats</text:p>
          </table:table-cell>
        </table:table-row>
        <table:table-row>
          <table:table-cell table:style-name="Table2.A2" office:value-type="string">
            <text:p text:style-name="Standard"><text:span text:style-name="T2">All</text:span></text:p>
          </table:table-cell>
          <table:table-cell table:style-name="Table2.A2" office:value-type="string">
            <text:p text:style-name="Standard"><text:span text:style-name="T2">words</text:span></text:p>
          </table:table-cell>
          <table:table-cell table:style-name="Table2.C2" office:value-type="string">
            <text:p text:style-name="Standard"><text:span text:style-name="T2">[1] </text:span></text:p>
          </table:table-cell>
        </table:table-row>
        <table:table-row>
          <table:table-cell table:style-name="Table2.A2" office:value-type="string">
            <text:p text:style-name="Standard"><text:span text:style-name="T2">And</text:span></text:p>
          </table:table-cell>
          <table:table-cell table:style-name="Table2.A2" office:value-type="string">
            <text:p text:style-name="Standard"><text:span text:style-name="T2">they</text:span></text:p>
          </table:table-cell>
          <table:table-cell table:style-name="Table2.C2" office:value-type="string">
            <text:p text:style-name="Standard"><text:span text:style-name="T2">[1] </text:span></text:p>
          </table:table-cell>
        </table:table-row>
        <table:table-row>
          <table:table-cell table:style-name="Table2.A2" office:value-type="string">
            <text:p text:style-name="Standard"><text:span text:style-name="T2">Artificial</text:span></text:p>
          </table:table-cell>
          <table:table-cell table:style-name="Table2.A2" office:value-type="string">
            <text:p text:style-name="Standard"><text:span text:style-name="T2">Intelligence</text:span></text:p>
          </table:table-cell>
          <table:table-cell table:style-name="Table2.C2" office:value-type="string">
            <text:p text:style-name="Standard"><text:span text:style-name="T2">[1] </text:span></text:p>
          </table:table-cell>
        </table:table-row>
        <table:table-row>
          <table:table-cell table:style-name="Table2.A2" office:value-type="string">
            <text:p text:style-name="Standard"><text:span text:style-name="T2">DNA</text:span></text:p>
          </table:table-cell>
          <table:table-cell table:style-name="Table2.A2" office:value-type="string">
            <text:p text:style-name="Standard"><text:span text:style-name="T2">chains</text:span></text:p>
          </table:table-cell>
          <table:table-cell table:style-name="Table2.C2" office:value-type="string">
            <text:p text:style-name="Standard"><text:span text:style-name="T2">[1] </text:span></text:p>
          </table:table-cell>
        </table:table-row>
        <table:table-row>
          <table:table-cell table:style-name="Table2.A2" office:value-type="string">
            <text:p text:style-name="Standard"><text:span text:style-name="T2">Each</text:span></text:p>
          </table:table-cell>
          <table:table-cell table:style-name="Table2.A2" office:value-type="string">
            <text:p text:style-name="Standard"><text:span text:style-name="T2">certain</text:span></text:p>
          </table:table-cell>
          <table:table-cell table:style-name="Table2.C2" office:value-type="string">
            <text:p text:style-name="Standard"><text:span text:style-name="T2">[1] </text:span></text:p>
          </table:table-cell>
        </table:table-row>
        <table:table-row>
          <table:table-cell table:style-name="Table2.A2" office:value-type="string">
            <text:p text:style-name="Standard"><text:span text:style-name="T2">For</text:span></text:p>
          </table:table-cell>
          <table:table-cell table:style-name="Table2.A2" office:value-type="string">
            <text:p text:style-name="Standard"><text:span text:style-name="T2">example</text:span></text:p>
          </table:table-cell>
          <table:table-cell table:style-name="Table2.C2" office:value-type="string">
            <text:p text:style-name="Standard"><text:span text:style-name="T2">[1] </text:span></text:p>
          </table:table-cell>
        </table:table-row>
        <table:table-row>
          <table:table-cell table:style-name="Table2.A2" office:value-type="string">
            <text:p text:style-name="Standard"><text:span text:style-name="T2">Harry</text:span></text:p>
          </table:table-cell>
          <table:table-cell table:style-name="Table2.A2" office:value-type="string">
            <text:p text:style-name="Standard"><text:span text:style-name="T2">Potter</text:span></text:p>
          </table:table-cell>
          <table:table-cell table:style-name="Table2.C2" office:value-type="string">
            <text:p text:style-name="Standard"><text:span text:style-name="T2">[2] </text:span></text:p>
          </table:table-cell>
        </table:table-row>
        <table:table-row>
          <table:table-cell table:style-name="Table2.A2" office:value-type="string">
            <text:p text:style-name="Standard"><text:span text:style-name="T2">In</text:span></text:p>
          </table:table-cell>
          <table:table-cell table:style-name="Table2.A2" office:value-type="string">
            <text:p text:style-name="Standard"><text:span text:style-name="T2">smart</text:span></text:p>
          </table:table-cell>
          <table:table-cell table:style-name="Table2.C2" office:value-type="string">
            <text:p text:style-name="Standard"><text:span text:style-name="T2">[1] </text:span></text:p>
          </table:table-cell>
        </table:table-row>
      </table:table>
      <text:p text:style-name="P10"><text:span text:style-name="T2"/></text:p>
      <text:p text:style-name="P13"><text:span text:style-name="T2">This is a little part of the table. Whole table has 241 line.</text:span></text:p>
      <text:p text:style-name="P8"><text:span text:style-name="T3"/></text:p>
      <text:p text:style-name="P14"><text:span text:style-name="T3">I</text:span><text:span text:style-name="T2">f we build the table for whole book <text:s/></text:span><text:a xlink:type="simple" xlink:href="https://en.wikipedia.org/wiki/Harry_Potter_and_the_Philosopher%27s_Stone" text:style-name="Internet_20_link" text:visited-style-name="Visited_20_Internet_20_Link">Harry Potter and the Philosopher's Stone</text:a><text:span text:style-name="T8"> </text:span><text:span text:style-name="T10">it will look like this.</text:span></text:p>
      <text:p text:style-name="P14"><text:span text:style-name="T2"/></text:p>
      <table:table table:name="Table1" table:style-name="Table1">
        <table:table-column table:style-name="Table1.A" table:number-columns-repeated="3"/>
        <table:table-row>
          <table:table-cell table:style-name="Table1.A1" office:value-type="string">
            <text:p text:style-name="P14"><text:span text:style-name="T2">Harry</text:span></text:p>
          </table:table-cell>
          <table:table-cell table:style-name="Table1.A1" office:value-type="string">
            <text:p text:style-name="P14"><text:span text:style-name="T2">Harry</text:span></text:p>
          </table:table-cell>
          <table:table-cell table:style-name="Table1.C1" office:value-type="string">
            <text:p text:style-name="P14"><text:span text:style-name="T2">[1] </text:span></text:p>
          </table:table-cell>
        </table:table-row>
        <table:table-row>
          <table:table-cell table:style-name="Table1.A2" office:value-type="string">
            <text:p text:style-name="P14"><text:span text:style-name="T2">Harry</text:span></text:p>
          </table:table-cell>
          <table:table-cell table:style-name="Table1.A2" office:value-type="string">
            <text:p text:style-name="P14"><text:span text:style-name="T2">Hermione</text:span></text:p>
          </table:table-cell>
          <table:table-cell table:style-name="Table1.C2" office:value-type="string">
            <text:p text:style-name="P14"><text:span text:style-name="T2">[3] </text:span></text:p>
          </table:table-cell>
        </table:table-row>
        <table:table-row>
          <table:table-cell table:style-name="Table1.A2" office:value-type="string">
            <text:p text:style-name="P14"><text:span text:style-name="T2">Harry</text:span></text:p>
          </table:table-cell>
          <table:table-cell table:style-name="Table1.A2" office:value-type="string">
            <text:p text:style-name="P14"><text:span text:style-name="T2">Hunting</text:span></text:p>
          </table:table-cell>
          <table:table-cell table:style-name="Table1.C2" office:value-type="string">
            <text:p text:style-name="P14"><text:span text:style-name="T2">[1] </text:span></text:p>
          </table:table-cell>
        </table:table-row>
        <table:table-row>
          <table:table-cell table:style-name="Table1.A2" office:value-type="string">
            <text:p text:style-name="P14"><text:span text:style-name="T2">Harry</text:span></text:p>
          </table:table-cell>
          <table:table-cell table:style-name="Table1.A2" office:value-type="string">
            <text:p text:style-name="P14"><text:span text:style-name="T2">I</text:span></text:p>
          </table:table-cell>
          <table:table-cell table:style-name="Table1.C2" office:value-type="string">
            <text:p text:style-name="P14"><text:span text:style-name="T2">[5] </text:span></text:p>
          </table:table-cell>
        </table:table-row>
        <table:table-row>
          <table:table-cell table:style-name="Table1.A2" office:value-type="string">
            <text:p text:style-name="P14"><text:span text:style-name="T2">Harry</text:span></text:p>
          </table:table-cell>
          <table:table-cell table:style-name="Table1.A2" office:value-type="string">
            <text:p text:style-name="P14"><text:span text:style-name="T2">Malfoy</text:span></text:p>
          </table:table-cell>
          <table:table-cell table:style-name="Table1.C2" office:value-type="string">
            <text:p text:style-name="P14"><text:span text:style-name="T2">[1] </text:span></text:p>
          </table:table-cell>
        </table:table-row>
        <table:table-row>
          <table:table-cell table:style-name="Table1.A2" office:value-type="string">
            <text:p text:style-name="P14"><text:span text:style-name="T2">Harry</text:span></text:p>
          </table:table-cell>
          <table:table-cell table:style-name="Table1.A2" office:value-type="string">
            <text:p text:style-name="P14"><text:span text:style-name="T2">Potter</text:span></text:p>
          </table:table-cell>
          <table:table-cell table:style-name="Table1.C2" office:value-type="string">
            <text:p text:style-name="P14"><text:span text:style-name="T2">[19] </text:span></text:p>
          </table:table-cell>
        </table:table-row>
        <text:soft-page-break/>
        <table:table-row>
          <table:table-cell table:style-name="Table1.A2" office:value-type="string">
            <text:p text:style-name="P14"><text:span text:style-name="T2">Harry</text:span></text:p>
          </table:table-cell>
          <table:table-cell table:style-name="Table1.A2" office:value-type="string">
            <text:p text:style-name="P14"><text:span text:style-name="T2">Ron</text:span></text:p>
          </table:table-cell>
          <table:table-cell table:style-name="Table1.C2" office:value-type="string">
            <text:p text:style-name="P14"><text:span text:style-name="T2">[11] </text:span></text:p>
          </table:table-cell>
        </table:table-row>
      </table:table>
      <text:p text:style-name="P8"><text:span text:style-name="T3"/></text:p>
      <text:p text:style-name="P14"><text:span text:style-name="T3">T</text:span><text:span text:style-name="T2">his is a part where first word is “Harry”. </text:span><text:span text:style-name="T9">Whole table has </text:span><text:span text:style-name="T2">42708</text:span><text:span text:style-name="T9"> line</text:span><text:span text:style-name="T2">s</text:span><text:span text:style-name="T9">.</text:span></text:p>
      <text:p text:style-name="P8"><text:span text:style-name="T3"/></text:p>
      <text:p text:style-name="P14"><text:span text:style-name="T3">T</text:span><text:span text:style-name="T2">o generate a new text we take a random first word from the table. Then find the most probable second word based on n</text:span><text:span text:style-name="T9">umber</text:span><text:span text:style-name="T2">s</text:span><text:span text:style-name="T9"> of repeats. </text:span><text:span text:style-name="T2">Then use this second word as a first word and find the most probable word for this. </text:span><text:span text:style-name="T11">We may repeat this cycle until we get a sentence with needed length.</text:span></text:p>
      <text:p text:style-name="P15"><text:span text:style-name="T3">O</text:span><text:span text:style-name="T2">f course such text will not have a general meaning. Each sentence will not be <text:s/>linked to other but style <text:s/>of the text will be similar to style of the author of the original text. Each certain sentence even can have meaning itself.</text:span></text:p>
      <text:p text:style-name="P15"><text:span text:style-name="T2"/></text:p>
      <text:p text:style-name="P17"><text:span text:style-name="T2">Here are several sentences </text:span><text:span text:style-name="T14">g</text:span><text:span text:style-name="T2">enerated this way: <text:line-break/><text:line-break/>“Harry pleased with a bit of brandy mixed up to create a goal posts and I don't see you think.”</text:span></text:p>
      <text:p text:style-name="P17"><text:span text:style-name="T2"/></text:p>
      <text:p text:style-name="P18"><text:span text:style-name="T2">“</text:span><text:span text:style-name="T14">Aunt Petunia had any of keeping her hand almost at Hogwarts before pierced his cloak quickly found out everything to the large chocolate cake and Ron went off the Stone before his head toward Ron said Hermione stayed awake.</text:span><text:span text:style-name="T2">”</text:span></text:p>
      <text:p text:style-name="P18"><text:span text:style-name="T2"/></text:p>
      <text:p text:style-name="P18"><text:span text:style-name="T2">“</text:span><text:span text:style-name="T14">What came out of his shoulder to have been happening down their minds work of something like Hagrid chuckled and defenseless to lend us neither of red boils started to worry yet dad were three heads at Hogwarts Express eleven.</text:span><text:span text:style-name="T2">”</text:span></text:p>
      <text:p text:style-name="P18"><text:span text:style-name="T2"/></text:p>
      <text:p text:style-name="P7"><text:span text:style-name="T11">This algorithm is a base for computer programs which find </text:span><text:bookmark text:name="result_box2"/><text:span text:style-name="T2">plagiarism </text:span><text:span text:style-name="T12">or just similar texts or music. When Youtube blocks your video because it found copyrighted content it uses similar algorithm but instead of words it uses sounds. </text:span></text:p>
      <text:p text:style-name="P16"><text:span text:style-name="T3">V</text:span><text:span text:style-name="T2">irtual keyboards of smartphones which </text:span><text:span text:style-name="T13">prompt you the most probable words which you want to type do it based on the same tables of probabilities of words for selected language and texts which you typed earlier.</text:span></text:p>
      <text:p text:style-name="P9"><text:span text:style-name="T3"/></text:p>
      <text:p text:style-name="P9"><text:span text:style-name="T3"/></text:p>
      <text:p text:style-name="P2">Например, после анализа текста, который вы печатали раньше, ваш телефон, после набранной фразы "Я пошел на" подскажет "работу", после "Я пошел в" - "кино" потому что вы раньше писали такие фразы, а вот слово "абрикос" он вам не подскажет потому что фразу "Я пошел в абрикос" вы не писали никогда и её вероятность равна нулю. И ещё чем длиннее фраза предшествующая предсказываемому слову, то есть чем от большего количества предыдущих слов зависит следующее тем больше вероятность правильного предсказания. Предыдущие фразы называются N-граммами. Если анализируется с какой вероятность одно слово повторяется после другого то такие пары слов называются биграммой, если учитывается два предыдущих слова после которых идёт третье с некоторой вероятностью то такие словосочетания называются триграммами и т.д. В целом теоретически чем больше порядок этой N-граммы тем более красивый и похожий на оригинал текст должен получаться. Например если мы используем таблицу вероятностей для биграмм то есть учитываем только одно предыдущее слово, то после напечатанного слова "Я" будет очень много возможных слов, которые в принципе с некой вероятностью встречаются после "Я". А если мы используем триграммы то <text:soft-page-break/>после словосочетания "Я пошел" вариантов будет всего два "на" и "в", остальные варианты вроде "через" или "под" скорее всего в тексте вообще не встретятся или будут иметь очень низкую вероятность. То есть предсказание будет намного более точным.</text:p>
      <text:section text:style-name="Sect1" text:name="js_u">
        <text:p text:style-name="Text_20_body">Короче говоря, если компьютер таким образом проанализирует "Войну и мир" то он начнёт генерировать предложения в стиле Льва Тостого, а если проанализирует Библию то будет выдавать фразы про Иисуса и евреев в эпическом стиле. А после анализа обеих этих книжек сразу - будет выдавать что-то про Иисуса Безухова и евреев в войне против Наполеона. <draw:frame draw:style-name="fr1" draw:name="Image1" text:anchor-type="as-char" svg:width="0.1665in" svg:height="0.1665in" draw:z-index="0"><draw:image xlink:href="Pictures/1000020100000010000000101A929FF0C3ACEAED.png" xlink:type="simple" xlink:show="embed" xlink:actuate="onLoad"/></draw:frame>:)</text:p>
        <text:p text:style-name="Text_20_body">В интернете можно найти множество подобных программ работающих с биграммами, так как их совсем просто написать, а вот для того чтобы поиграться с анализом и генерацией текстов на основе N-грамм более высоких порядков, программ в общем-то и нет. По крайней мере я не смог найти ни одну. Основная проблема при создании таких программ в том, что объём памяти, требуемый для хранения таблицы вероятностей растёт экспоненциально. Например в Библии 52000 уникальных слов. Для хранения вероятностей для всех этих слов требуется 52000*52000*8=21632000000 байтов, то есть 21 гигабайт, а для триграмм 52000*52000*52000*8=1124864 гигабайта. Очевидно что столько не поместится в памяти ни одного настольного компьютера. Но мне всегда хотелось посмотреть что будет если сгенерировать текст основываясь на таблице вероятностей для шести или даже больше слов. </text:p>
        <text:p text:style-name="Text_20_body">В конечном итоге вчера я сделал такую программу. Она хранит только вероятности большие нуля и соответственно потребляет памяти намного меньше. Поэтому может работать с N-граммами где N намного больше шести. </text:p>
        <text:p text:style-name="Text_20_body">Сегодня немного поигрался. Для начала установил N равное 6 и скормил ей Библию, но эта зараза запомнила её полностью и выдавала точные фразы их книги, а свои не хотела выдумывать. Потом я слепил в кучу Библию и все тома Войны и мира. Получилось 12 мегабайт текста, но она всё равно запомнила его полностью. Поэтому я начал понемногу уменьшать её мозговитость, понижая значение N. Когда N стало равным 3 она таки не смогла всё запомнить и начала выдавать отсебятину. Но из-за того что N очень маленькое предложения не отличаются особой благозвучностью. Короче говоря, похоже надо опять увеличить N и скармливать ей намного больше литературы для обучения. Я пока придумал добавить "Похождения бравого солдата Швейка" и тут моя фантазия меня подводит. Не знаю что ещё добавить. Хочется добавлять классические тексты, которые все знают чтобы в сгенерированных текстах можно было узнавать части известных книжек. Чтобы было забавно. <draw:frame draw:style-name="fr1" draw:name="Image2" text:anchor-type="as-char" svg:width="0.1665in" svg:height="0.1665in" draw:z-index="1"><draw:image xlink:href="Pictures/1000020100000010000000101A929FF0C3ACEAED.png" xlink:type="simple" xlink:show="embed" xlink:actuate="onLoad"/></draw:frame>:)<text:line-break/>Пока на основе Библии и Войны и мира при N=3 оно выдаёт вот такие перлы. <draw:frame draw:style-name="fr1" draw:name="Image3" text:anchor-type="as-char" svg:width="0.1665in" svg:height="0.1665in" draw:z-index="2"><draw:image xlink:href="Pictures/1000020100000010000000101A929FF0C3ACEAED.png" xlink:type="simple" xlink:show="embed" xlink:actuate="onLoad"/></draw:frame>:)</text:p>
        <text:p text:style-name="Text_20_body">"Пьер вышел и проходил по всей Галилее и Самарии и умертвил всех царских сыновей и двадцать пять тысяч тростей до восточной границы участка. И сказал вот я дом Амана врага Иудеев умертвили они, а на остальных, я обращаю внимание только на этих людей, сжигать дома и вышел из Массифы и обратился к Михайлу Михайловичу рассказывал анекдот."</text:p>
        <text:p text:style-name="Text_20_body">Добавил только что Швейка и N=4</text:p>
        <text:p text:style-name="Text_20_body"><text:soft-page-break/>"Несмотря на то что доктора лечили его пускали кровь и давали пить лекарства он все таки предпочитал ее Мари и всем другим женщинам и теперь вновь особенно после того как вышли погнавшиеся за ними."</text:p>
        <text:p text:style-name="Text_20_body">"– Я должен вам сказать всю правду выражалось недоброжелательство княжны Марьи к своей будущей невестке что ей хотелось это сказать и она только в первую минуту много спрашивала о том куда и откуда стрелять и куда скакать конным и куда бежать пешим солдатам."</text:p>
        <text:p text:style-name="Text_20_body">"Даниил превосходил прочих князей и сатрапов потому что в этом состоит цель пчелы."</text:p>
        <text:p text:style-name="Text_20_body">Ниже особо шикарная фраза. Полностью синтезированная. Я был уверен что это цитата пока не проверил что такого предложения нет в обучающих текстах.</text:p>
        <text:p text:style-name="Text_20_body">"Но законоучитель был убежден что он один испытал и познал все прелести любви и так заманчиво описывал женщин что Пьер с любопытством слушал его."</text:p>
        <text:p text:style-name="Text_20_body">Дальше пока увеличивать N нет смысла ибо оно начинает запоминать обучающие тексты полностью и цитировать предложения оттуда. Нужно добавить больше обучающих текстов.</text:p>
        <text:p text:style-name="Text_20_body">P.S. Теперь будет с чем играться в свободное время. <draw:frame draw:style-name="fr1" draw:name="Image4" text:anchor-type="as-char" svg:width="0.1665in" svg:height="0.1665in" draw:z-index="3"><draw:image xlink:href="Pictures/1000020100000010000000101A929FF0C3ACEAED.png" xlink:type="simple" xlink:show="embed" xlink:actuate="onLoad"/></draw:frame>:)</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57:44.994236883</meta:creation-date>
    <dc:date>2018-10-01T02:42:41.196670686</dc:date>
    <meta:editing-duration>PT3H39M15S</meta:editing-duration>
    <meta:editing-cycles>7</meta:editing-cycles>
    <meta:generator>LibreOffice/5.1.6.2$Linux_X86_64 LibreOffice_project/10m0$Build-2</meta:generator>
    <meta:document-statistic meta:table-count="2" meta:image-count="4" meta:object-count="0" meta:page-count="4" meta:paragraph-count="77" meta:word-count="1460" meta:character-count="8785" meta:non-whitespace-character-count="7373"/>
  </office:meta>
</office:document-meta>
</file>